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Abs</text:p>
      <text:p text:style-name="P1">Abs <text:s text:c="1"/>// Elementwise absolute value operation</text:p>
      <text:h text:style-name="Heading_20_1" text:outline-level="1">Description</text:h>
      <text:p text:style-name="First_20_paragraph">Produces a single output tensor of the same element type and shape as <text:span text:style-name="Source_Text">arg,</text:span> where the value at each coordinate of <text:span text:style-name="Source_Text">output</text:span> is the absolute value of the value at each <text:span text:style-name="Source_Text">arg</text:span> coordinat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Ab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s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row>
      <mo stretchy="true" form="prefix">|</mo>
      <msub>
        <mstyle mathvariant="monospace">
          <mi>𝚊</mi>
          <mi>𝚛</mi>
          <mi>𝚐</mi>
        </mstyle>
        <mrow>
          <msub>
            <mi>i</mi>
            <mn>0</mn>
          </msub>
          <mo>,</mo>
          <mi>…</mi>
          <mo>,</mo>
          <msub>
            <mi>i</mi>
            <mrow>
              <mi>n</mi>
              <mo>−</mo>
              <mn>1</mn>
            </mrow>
          </msub>
        </mrow>
      </msub>
      <mo stretchy="true" form="postfix">|</mo>
    </mrow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i>Δ</mi>
    <mspace width="0.222em"/>
    <mstyle mathvariant="normal">
      <mi>s</mi>
      <mi>g</mi>
      <mi>n</mi>
    </mstyle>
    <mo stretchy="false" form="prefix">(</mo>
    <mstyle mathvariant="monospace">
      <mi>𝚊</mi>
      <mi>𝚛</mi>
      <mi>𝚐</mi>
    </mstyle>
    <mo stretchy="false" form="postfix">)</mo>
  </mrow>
</math>
</file>